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bject 1" manifest:media-type=""/>
  <manifest:file-entry manifest:full-path="ObjectReplacements/OleObj6" manifest:media-type=""/>
  <manifest:file-entry manifest:full-path="ObjectReplacements/OleObj7" manifest:media-type=""/>
  <manifest:file-entry manifest:full-path="ObjectReplacements/OleObj8" manifest:media-type=""/>
  <manifest:file-entry manifest:full-path="Configurations2/" manifest:media-type="application/vnd.sun.xml.ui.configuration"/>
  <manifest:file-entry manifest:full-path="Object 1" manifest:media-type="application/octet-stream"/>
  <manifest:file-entry manifest:full-path="OleObj6" manifest:media-type="application/octet-stream"/>
  <manifest:file-entry manifest:full-path="OleObj1" manifest:media-type="application/octet-stream"/>
  <manifest:file-entry manifest:full-path="OleObj2" manifest:media-type="application/octet-stream"/>
  <manifest:file-entry manifest:full-path="manifest.rdf" manifest:media-type="application/rdf+xml"/>
  <manifest:file-entry manifest:full-path="OleObj3" manifest:media-type="application/octet-stream"/>
  <manifest:file-entry manifest:full-path="OleObj4" manifest:media-type="application/octet-stream"/>
  <manifest:file-entry manifest:full-path="OleObj7" manifest:media-type="application/octet-stream"/>
  <manifest:file-entry manifest:full-path="OleObj8"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aktiv-grotesk, sans-serif" svg:font-family="'aktiv-grotesk, sans-serif'"/>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3" style:family="paragraph" style:parent-style-name="Standard" style:list-style-name="L1">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4" style:family="paragraph" style:parent-style-name="Standard" style:list-style-name="L2">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list-style-name="L2">
      <style:paragraph-properties fo:margin-left="-0.25in" fo:line-height="100%" fo:text-align="start" style:justify-single-word="false" fo:text-indent="0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6" style:family="paragraph" style:parent-style-name="Standard" style:list-style-name="L3">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7" style:family="paragraph" style:parent-style-name="Standard" style:list-style-name="L4">
      <style:paragraph-properties fo:margin-left="-0.25in" fo:line-height="100%" fo:text-align="start" style:justify-single-word="false" fo:text-indent="0.25in"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loext:opacity="0%" style:font-name="Times New Roman" fo:font-size="12pt" fo:font-weight="normal" officeooo:rsid="000e163d" officeooo:paragraph-rsid="000e163d"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loext:opacity="0%" style:font-name="Times New Roman" fo:font-size="12pt" fo:font-style="italic" fo:font-weight="normal" fo:background-color="transparent" style:font-name-asian="Times New Roman" style:font-name-complex="Times New Roman"/>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line-height="100%" fo:text-align="start" style:justify-single-word="false"/>
      <style:text-properties officeooo:paragraph-rsid="000e163d"/>
    </style:style>
    <style:style style:name="P12" style:family="paragraph" style:parent-style-name="Standard">
      <style:paragraph-properties fo:line-height="100%" fo:text-align="start" style:justify-single-word="false"/>
      <style:text-properties officeooo:paragraph-rsid="000e6eb9"/>
    </style:style>
    <style:style style:name="P13" style:family="paragraph" style:parent-style-name="Standard">
      <style:paragraph-properties fo:line-height="100%" fo:text-align="start" style:justify-single-word="false"/>
      <style:text-properties fo:font-size="20pt" style:text-underline-style="solid" style:text-underline-width="auto" style:text-underline-color="font-color" fo:font-weight="bold" officeooo:rsid="000e163d" officeooo:paragraph-rsid="000e163d" style:font-size-asian="20pt" style:font-weight-asian="bold" style:font-size-complex="20pt" style:font-weight-complex="bold"/>
    </style:style>
    <style:style style:name="P14" style:family="paragraph" style:parent-style-name="Standard">
      <style:paragraph-properties fo:line-height="100%" fo:text-align="start" style:justify-single-word="false"/>
      <style:text-properties officeooo:rsid="000e6eb9" officeooo:paragraph-rsid="000e6eb9"/>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style="italic" fo:font-weight="normal" fo:background-color="transparent" loext:char-shading-value="0" style:font-name-asian="Times New Roman" style:font-name-complex="Times New Roman"/>
    </style:style>
    <style:style style:name="T3" style:family="text">
      <style:text-properties style:use-window-font-color="true" loext:opacity="0%" style:font-name="Times New Roman" fo:font-size="12pt" fo:background-color="transparent" loext:char-shading-value="0" style:font-name-asian="Times New Roman" style:font-name-complex="Times New Roman"/>
    </style:style>
    <style:style style:name="T4" style:family="text">
      <style:text-properties style:use-window-font-color="true" loext:opacity="0%" style:font-name="Times New Roman" fo:font-size="12pt" fo:font-weight="bold" fo:background-color="transparent" loext:char-shading-value="0" style:font-name-asian="Times New Roman" style:font-weight-asian="bold" style:font-name-complex="Times New Roman" style:font-weight-complex="bold"/>
    </style:style>
    <style:style style:name="T5" style:family="text">
      <style:text-properties style:use-window-font-color="true" loext:opacity="0%" style:font-name="Times New Roman" fo:font-size="12pt" style:text-underline-style="solid" style:text-underline-width="auto" style:text-underline-color="font-color" fo:font-weight="bold" fo:background-color="transparent" loext:char-shading-value="0" style:font-name-asian="Times New Roman" style:font-weight-asian="bold" style:font-name-complex="Times New Roman" style:font-weight-complex="bold"/>
    </style:style>
    <style:style style:name="T6" style:family="text">
      <style:text-properties style:use-window-font-color="true" loext:opacity="0%" style:font-name="Times New Roman" fo:font-size="16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7" style:family="text">
      <style:text-properties style:use-window-font-color="true" loext:opacity="0%" style:font-name="Times New Roman" fo:background-color="transparent" loext:char-shading-value="0" style:font-name-asian="Times New Roman" style:font-name-complex="Times New Roman"/>
    </style:style>
    <style:style style:name="T8" style:family="text">
      <style:text-properties style:use-window-font-color="true" loext:opacity="0%" style:font-name="Calibri" fo:font-size="11pt" fo:font-weight="normal" fo:background-color="transparent" loext:char-shading-value="0" style:font-name-asian="Calibri" style:font-name-complex="Calibri"/>
    </style:style>
    <style:style style:name="T9" style:family="text">
      <style:text-properties style:use-window-font-color="true" loext:opacity="0%" style:font-name="Calibri"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 style:font-name-complex="Calibri"/>
    </style:style>
    <style:style style:name="T10" style:family="text">
      <style:text-properties style:use-window-font-color="true" loext:opacity="0%" style:font-name="Calibri"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 style:font-name-complex="Calibri"/>
    </style:style>
    <style:style style:name="T11" style:family="text">
      <style:text-properties fo:color="#800000" loext:opacity="100%" style:font-name="Times New Roman" fo:font-size="12pt" fo:font-weight="normal" fo:background-color="transparent" loext:char-shading-value="0" style:font-name-asian="Times New Roman" style:font-name-complex="Times New Roman"/>
    </style:style>
    <style:style style:name="T12"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3" style:family="text">
      <style:text-properties fo:color="#0000ff" loext:opacity="100%"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4" style:family="text">
      <style:text-properties fo:color="#241e12" loext:opacity="100%" style:font-name="aktiv-grotesk, sans-serif" fo:font-size="12pt" fo:font-style="italic" fo:font-weight="normal" fo:background-color="transparent" loext:char-shading-value="0" style:font-name-asian="aktiv-grotesk, sans-serif" style:font-name-complex="aktiv-grotesk, sans-serif"/>
    </style:style>
    <style:style style:name="T15" style:family="text">
      <style:text-properties officeooo:rsid="000e6eb9"/>
    </style:style>
    <style:style style:name="fr1" style:family="graphic" style:parent-style-name="OLE">
      <style:graphic-properties style:vertical-pos="top" style:vertical-rel="baseline" draw:visible-area-left="0in" draw:visible-area-top="0in" draw:visible-area-width="1.9685in" draw:visible-area-height="1.9685in" draw:ole-draw-aspect="1"/>
    </style:style>
    <text:list-style style:name="L1">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use DeoVR\HereSphere in XTP remotely </text:p>
      <text:p text:style-name="P2">(The terms DeoVr and Heresphere are mostly used interchangeably throughout this document)</text:p>
      <text:p text:style-name="P1"><text:span text:style-name="T8"/></text:p>
      <text:list text:style-name="L1">
        <text:list-item>
          <text:p text:style-name="P3">Enable remote control in DeoVR or HereSphere</text:p>
        </text:list-item>
      </text:list>
      <text:p text:style-name="P2">For Deo VR:</text:p>
      <text:p text:style-name="P1"><draw:frame draw:style-name="fr1" draw:name="Object1" text:anchor-type="as-char" svg:width="6.9272in" style:rel-width="scale" svg:height="6.9272in" style:rel-height="scale" draw:z-index="0"><draw:object-ole xlink:href="./OleObj1" xlink:type="simple" xlink:show="embed" xlink:actuate="onLoad"/><draw:image xlink:href="./ObjectReplacements/OleObj1" xlink:type="simple" xlink:show="embed" xlink:actuate="onLoad"/></draw:frame></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2"/>
      <text:p text:style-name="P2"><text:soft-page-break/>For HereSphere:</text:p>
      <text:p text:style-name="P1"><draw:frame draw:style-name="fr1" draw:name="Object2" text:anchor-type="as-char" svg:width="5.6874in" style:rel-width="scale" svg:height="4in" style:rel-height="scale" draw:z-index="1"><draw:object-ole xlink:href="./OleObj2" xlink:type="simple" xlink:show="embed" xlink:actuate="onLoad"/><draw:image xlink:href="./ObjectReplacements/OleObj2" xlink:type="simple" xlink:show="embed" xlink:actuate="onLoad"/></draw:frame></text:p>
      <text:p text:style-name="P1"><draw:frame draw:style-name="fr1" draw:name="Object3" text:anchor-type="as-char" svg:width="5.6874in" style:rel-width="scale" svg:height="4.4063in" style:rel-height="scale" draw:z-index="2"><draw:object-ole xlink:href="./OleObj3" xlink:type="simple" xlink:show="embed" xlink:actuate="onLoad"/><draw:image xlink:href="./ObjectReplacements/OleObj3" xlink:type="simple" xlink:show="embed" xlink:actuate="onLoad"/></draw:frame></text:p>
      <text:p text:style-name="P1"><text:span text:style-name="T8"/></text:p>
      <text:p text:style-name="P1"><text:span text:style-name="T8"/></text:p>
      <text:list text:style-name="L2">
        <text:list-header>
          <text:p text:style-name="P4"/>
          <text:p text:style-name="P5"/>
          <text:p text:style-name="P5"><text:soft-page-break/>Find the IP address of the device DeoVR/HereSphere is installed on to. (Your router web interface is usually the easiest way) This is harder to describe because every router interface is different. </text:p>
        </text:list-header>
      </text:list>
      <text:p text:style-name="P2"><text:tab/>Refer to your router documentation.</text:p>
      <text:p text:style-name="P8">On the Meta Quest you can look in the wifi settings to find the IP address now. Should probably statically set this IP somehow as IT WILL CHANGE by default.</text:p>
      <text:p text:style-name="P1"><text:span text:style-name="T8"/></text:p>
      <text:p text:style-name="P1"><draw:frame draw:style-name="fr1" draw:name="Object4" text:anchor-type="as-char" svg:width="6.9272in" style:rel-width="scale" svg:height="3.9272in" style:rel-height="scale" draw:z-index="3"><draw:object-ole xlink:href="./OleObj4" xlink:type="simple" xlink:show="embed" xlink:actuate="onLoad"/><draw:image xlink:href="./ObjectReplacements/OleObj4" xlink:type="simple" xlink:show="embed" xlink:actuate="onLoad"/></draw:frame></text:p>
      <text:p text:style-name="P1"><text:span text:style-name="T8"/></text:p>
      <text:list text:style-name="L3">
        <text:list-item>
          <text:p text:style-name="P6">Enable DeoVR/HereSphere in the XTP settings by checking the checkbox that says </text:p>
        </text:list-item>
      </text:list>
      <text:p text:style-name="P2">Deo VR/HereSphere </text:p>
      <text:list text:style-name="L4">
        <text:list-item>
          <text:p text:style-name="P7">Enter the IP address you found in step 2 in to XTP settings</text:p>
        </text:list-item>
        <text:list-item>
          <text:p text:style-name="P7">Click connect</text:p>
        </text:list-item>
        <text:list-item>
          <text:p text:style-name="P7">Launch Deo VR/HereSphere</text:p>
        </text:list-item>
      </text:list>
      <text:p text:style-name="P11"><text:span text:style-name="T1">At this point XTP should connect to DeoVR/HereSphere. </text:span></text:p>
      <text:p text:style-name="P11"><text:span text:style-name="T1"/></text:p>
      <text:p text:style-name="P11"><text:span text:style-name="T1"/></text:p>
      <text:p text:style-name="P13"><text:span text:style-name="T7">Syncing XTP with an external player</text:span></text:p>
      <text:p text:style-name="P12"><text:span text:style-name="T1">There are two ways to sync your scripts from a remote VR player. </text:span></text:p>
      <text:p text:style-name="P12"><text:span text:style-name="T5">The easy way</text:span><text:span text:style-name="T1">: Enable XTPweb and stream your videos through http.<text:line-break/></text:span><text:span text:style-name="T5">The Not so easy way</text:span><text:span text:style-name="T1">: Cross your fingers the streaming method passes back a copy of the file name in the media path that the funscript is named and in your library.</text:span></text:p>
      <text:p text:style-name="P2">The two methods are detailed below.</text:p>
      <text:p text:style-name="P1"><text:span text:style-name="T1"/></text:p>
      <text:p text:style-name="P1"><text:span text:style-name="T10">The easy way</text:span><text:span text:style-name="T9"/></text:p>
      <text:p text:style-name="P1"><text:span text:style-name="T1">Enable XTP Web on the “Web” tab in XTP settings </text:span><text:span text:style-name="T11">LEAVE THE REST AT DEFAULT UNLESS YOU KNOW WHAT IT MEANS.</text:span></text:p>
      <text:p text:style-name="P1"><text:soft-page-break/><draw:frame draw:style-name="fr1" draw:name="Object6" text:anchor-type="as-char" svg:width="6.9272in" style:rel-width="scale" svg:height="3.7398in" style:rel-height="scale" draw:z-index="4"><draw:object-ole xlink:href="./OleObj6" xlink:type="simple" xlink:show="embed" xlink:actuate="onLoad"/><draw:image xlink:href="./ObjectReplacements/OleObj6" xlink:type="simple" xlink:show="embed" xlink:actuate="onLoad"/></draw:frame></text:p>
      <text:p text:style-name="P1"><text:span text:style-name="T1">Input </text:span><text:a xlink:type="simple" xlink:href="http://&lt;IP" text:style-name="Internet_20_link" text:visited-style-name="Visited_20_Internet_20_Link"><text:span text:style-name="T12">http://&lt;IP</text:span></text:a><text:span text:style-name="T1"> Address of XTP machine&gt; into the DeoVR or HereSphere web browser. (only http is supported at the time of this writing)</text:span></text:p>
      <text:p text:style-name="P2">Wait for your media to load verify your devices are connected then click n go.</text:p>
      <text:p text:style-name="P2">XTP will find the script if its along side the video with the same name at the same URL (Folder).</text:p>
      <text:p text:style-name="P1"><text:span text:style-name="T2">Side note, as of XTP v0.28 you can place your own thumb nail file in the same directory named “videoname.jpg” (</text:span><text:span text:style-name="T14">valid extensions ".jpg" &lt;&lt; ".jpeg" &lt;&lt; ".png" &lt;&lt; ".jfif" &lt;&lt; ".webp"</text:span><text:span text:style-name="T2"> )</text:span></text:p>
      <text:p text:style-name="P9">To avoid the awkward in video VR thumbnails XTP will generate.</text:p>
      <text:p text:style-name="P9">Side sidenote: You can either keep your VR media separate from the 2D media and select it in the Web settings.</text:p>
      <text:p text:style-name="P1"><text:span text:style-name="T2">Or you can name your VR media in accordance with DeoVR naming scheme outlined in section 9. on this site. </text:span><text:a xlink:type="simple" xlink:href="https://deovr.com/app/doc" text:style-name="Internet_20_link" text:visited-style-name="Visited_20_Internet_20_Link"><text:span text:style-name="T13">https://deovr.com/app/doc</text:span></text:a></text:p>
      <text:p text:style-name="P1"><text:span text:style-name="T8"/></text:p>
      <text:p text:style-name="P11"><text:span text:style-name="T1">Make sure to check the "External streaming" checkbox for DeoVR/Heresphere media players. </text:span></text:p>
      <text:p text:style-name="P11"><text:span text:style-name="T1">Do this WITHIN the players built in browser.</text:span></text:p>
      <text:p text:style-name="P11"><text:span text:style-name="T8"><draw:frame draw:style-name="fr1" draw:name="Object5" text:anchor-type="as-char" svg:width="4.9992in" style:rel-width="scale" svg:height="2.1783in" style:rel-height="scale" draw:z-index="7"><draw:object-ole xlink:href="./Object 1" xlink:type="simple" xlink:show="embed" xlink:actuate="onLoad"/><draw:image xlink:href="./ObjectReplacements/Object 1" xlink:type="simple" xlink:show="embed" xlink:actuate="onLoad"/><svg:desc>OLE object</svg:desc></draw:frame></text:span></text:p>
      <text:p text:style-name="P1"><text:span text:style-name="T8"/></text:p>
      <text:p text:style-name="P8"><text:span text:style-name="T15">Now c</text:span>lick a video from the main XTP Web interface <text:span text:style-name="T15">and enjoy.</text:span></text:p>
      <text:p text:style-name="P2"/>
      <text:p text:style-name="P1"><text:span text:style-name="T8"/></text:p>
      <text:p text:style-name="P1"><text:soft-page-break/><text:span text:style-name="T6">The Not so easy way</text:span></text:p>
      <text:p text:style-name="P14"><text:span text:style-name="T9">Note: This method is currently invalid when using XTP in headless mode</text:span></text:p>
      <text:p text:style-name="P2">When you start a video in <text:span text:style-name="T15">VR </text:span>if a file with same name as the video th<text:span text:style-name="T15">a</text:span>t <text:span text:style-name="T15">the VR player</text:span> sends (Depending on where the video is, <text:span text:style-name="T15">The streaming method</text:span> sometimes sends an internally generated filename) <text:s/>is not found in the same directory or root of the library folder you have currently selected in XTP, you will get a pop up on the computer XTP is on asking you to select the funscript you want to sync to the video.</text:p>
      <text:p text:style-name="P1"><text:span text:style-name="T8"/></text:p>
      <text:p text:style-name="P2">XTP will will save this funscript location in your XTP settings for next use. </text:p>
      <text:p text:style-name="P2">If for some reason you want to change this stored location. </text:p>
      <text:p text:style-name="P2">While the video is playing in DeoVR, navigate to Edit &gt; Change current deo script...</text:p>
      <text:p text:style-name="P1"><text:span text:style-name="T8"/></text:p>
      <text:p text:style-name="P2">and select a new funscript.</text:p>
      <text:p text:style-name="P1"><text:span text:style-name="T8"/></text:p>
      <text:p text:style-name="P2"><text:s/>You can also view and edit all your stored scripts with the new “Manage VR Funscripts” interface.</text:p>
      <text:p text:style-name="P1"><draw:frame draw:style-name="fr1" draw:name="Object7" text:anchor-type="as-char" svg:width="2.1874in" style:rel-width="scale" svg:height="0.9583in" style:rel-height="scale" draw:z-index="5"><draw:object-ole xlink:href="./OleObj7" xlink:type="simple" xlink:show="embed" xlink:actuate="onLoad"/><draw:image xlink:href="./ObjectReplacements/OleObj7" xlink:type="simple" xlink:show="embed" xlink:actuate="onLoad"/></draw:frame></text:p>
      <text:p text:style-name="P1"><draw:frame draw:style-name="fr1" draw:name="Object8" text:anchor-type="as-char" svg:width="6.9272in" style:rel-width="scale" svg:height="3.6665in" style:rel-height="scale" draw:z-index="6"><draw:object-ole xlink:href="./OleObj8" xlink:type="simple" xlink:show="embed" xlink:actuate="onLoad"/><draw:image xlink:href="./ObjectReplacements/OleObj8" xlink:type="simple" xlink:show="embed" xlink:actuate="onLoad"/></draw:frame></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2">For HereSphere DLNA will be similar as above but HereSphere offers SMB/Windows FileShare streaming making the process for XTP to find scripts easier. The scripts just need to be inside the chosen XTP Library folder somewhere. XTP will search every file until it finds one that matches the video n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aktiv-grotesk, sans-serif" svg:font-family="'aktiv-grotesk,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27T08:33:02.876000000</dc:date>
    <meta:editing-duration>PT9M55S</meta:editing-duration>
    <meta:editing-cycles>2</meta:editing-cycles>
    <meta:generator>LibreOffice/24.2.4.2$Windows_X86_64 LibreOffice_project/51a6219feb6075d9a4c46691dcfe0cd9c4fff3c2</meta:generator>
    <meta:print-date>2024-06-27T08:33:51.010000000</meta:print-date>
    <meta:printed-by>PDF files</meta:printed-by>
    <meta:document-statistic meta:table-count="0" meta:image-count="0" meta:object-count="8" meta:page-count="5" meta:paragraph-count="49" meta:word-count="622" meta:character-count="3460" meta:non-whitespace-character-count="2873"/>
  </office:meta>
</office:document-meta>
</file>